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82B02FF281D611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21cm, 1.635cm, 22.282cm, 5.70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05cm" svg:height="18.599cm" svg:x="0.792cm" svg:y="2.292cm">
          <draw:image xlink:href="Pictures/10000000000005E8000007E0682B02FF281D611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1:01:00.981483018</dc:date>
    <meta:editing-duration>PT3M37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